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89in"/>
    </style:style>
    <style:style style:name="co4" style:family="table-column">
      <style:table-column-properties fo:break-before="auto" style:column-width="0.9126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0.7638in"/>
    </style:style>
    <style:style style:name="co7" style:family="table-column">
      <style:table-column-properties fo:break-before="auto" style:column-width="1.34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c0c0c0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20">
      <style:table-cell-properties fo:background-color="#666666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0">
      <style:table-cell-properties fo:background-color="#b3b3b3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>
      <style:table-cell-properties fo:background-color="#b3b3b3"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2075in" svg:height="4.1831in" svg:x="7.3362in" svg:y="1.098in">
            <draw:object draw:notify-on-update-of-ranges="Sheet1.A3:Sheet1.A7 Sheet1.B3:Sheet1.B7 Sheet1.C3:Sheet1.C7 Sheet1.D3:Sheet1.D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2075in" svg:height="4.1831in" svg:x="9.3378in" svg:y="2.6248in">
            <draw:object draw:notify-on-update-of-ranges="Sheet1.A12:Sheet1.A16 Sheet1.B12:Sheet1.B16 Sheet1.C12:Sheet1.C16 Sheet1.D12:Sheet1.D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7.2075in" svg:height="4.1831in" svg:x="3.9843in" svg:y="5.0201in">
            <draw:object draw:notify-on-update-of-ranges="Sheet1.A21:Sheet1.A25 Sheet1.B21:Sheet1.B25 Sheet1.C21:Sheet1.C25 Sheet1.D21:Sheet1.D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ce2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column table:style-name="co6" table:default-cell-style-name="ce9"/>
        <table:table-column table:style-name="co7" table:default-cell-style-name="ce9"/>
        <table:table-column table:style-name="co2" table:number-columns-repeated="6" table:default-cell-style-name="Default"/>
        <table:table-row table:style-name="ro3">
          <table:table-cell table:style-name="Default"/>
          <table:table-cell table:style-name="ce5" office:value-type="string" table:number-columns-spanned="3" table:number-rows-spanned="1">
            <text:p>Without optimization</text:p>
          </table:table-cell>
          <table:covered-table-cell table:number-columns-repeated="2" table:style-name="Default"/>
          <table:table-cell table:style-name="Default" office:value-type="string">
            <text:p>X faster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Size</text:p>
          </table:table-cell>
          <table:table-cell table:style-name="ce1" office:value-type="string">
            <text:p>Heap</text:p>
          </table:table-cell>
          <table:table-cell table:style-name="ce1" office:value-type="string">
            <text:p>Stack</text:p>
          </table:table-cell>
          <table:table-cell table:style-name="ce1" office:value-type="string">
            <text:p>Stack (VAL)</text:p>
          </table:table-cell>
          <table:table-cell table:style-name="ce1" office:value-type="string">
            <text:p>Heap/Stack</text:p>
          </table:table-cell>
          <table:table-cell table:style-name="ce1" office:value-type="string">
            <text:p>Heap/Stack(VAL)</text:p>
          </table:table-cell>
          <table:table-cell table:number-columns-repeated="6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328826">
            <text:p>0.3288</text:p>
          </table:table-cell>
          <table:table-cell office:value-type="float" office:value="0.169557">
            <text:p>0.1696</text:p>
          </table:table-cell>
          <table:table-cell office:value-type="float" office:value="0.172688">
            <text:p>0.1727</text:p>
          </table:table-cell>
          <table:table-cell table:formula="of:=[.B3]/[.C3]" office:value-type="float" office:value="1.93932423904646">
            <text:p>1.94</text:p>
          </table:table-cell>
          <table:table-cell table:formula="of:=[.B3]/[.D3]" office:value-type="float" office:value="1.90416242008709">
            <text:p>1.90</text:p>
          </table:table-cell>
          <table:table-cell table:number-columns-repeated="6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7" office:value-type="float" office:value="0.514204">
            <text:p>0.5142</text:p>
          </table:table-cell>
          <table:table-cell table:style-name="ce7" office:value-type="float" office:value="0.220635">
            <text:p>0.2206</text:p>
          </table:table-cell>
          <table:table-cell table:style-name="ce7" office:value-type="float" office:value="0.237273">
            <text:p>0.2373</text:p>
          </table:table-cell>
          <table:table-cell table:style-name="ce10" table:formula="of:=[.B4]/[.C4]" office:value-type="float" office:value="2.33056405375394">
            <text:p>2.33</text:p>
          </table:table-cell>
          <table:table-cell table:style-name="ce10" table:formula="of:=[.B4]/[.D4]" office:value-type="float" office:value="2.16714080405272">
            <text:p>2.17</text:p>
          </table:table-cell>
          <table:table-cell table:number-columns-repeated="6"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2.00069">
            <text:p>2.0007</text:p>
          </table:table-cell>
          <table:table-cell office:value-type="float" office:value="0.603062">
            <text:p>0.6031</text:p>
          </table:table-cell>
          <table:table-cell office:value-type="float" office:value="0.707028">
            <text:p>0.7070</text:p>
          </table:table-cell>
          <table:table-cell table:formula="of:=[.B5]/[.C5]" office:value-type="float" office:value="3.31755275576972">
            <text:p>3.32</text:p>
          </table:table-cell>
          <table:table-cell table:formula="of:=[.B5]/[.D5]" office:value-type="float" office:value="2.82971820069361">
            <text:p>2.83</text:p>
          </table:table-cell>
          <table:table-cell table:number-columns-repeated="2"/>
          <table:table-cell office:value-type="float" office:value="200">
            <text:p>200</text:p>
          </table:table-cell>
          <table:table-cell office:value-type="float" office:value="0.888101">
            <text:p>0.888101</text:p>
          </table:table-cell>
          <table:table-cell office:value-type="float" office:value="0.315079">
            <text:p>0.315079</text:p>
          </table:table-cell>
          <table:table-cell office:value-type="float" office:value="0.345659">
            <text:p>0.345659</text:p>
          </table:table-cell>
        </table:table-row>
        <table:table-row table:style-name="ro3">
          <table:table-cell table:style-name="ce3" office:value-type="float" office:value="1000">
            <text:p>1000</text:p>
          </table:table-cell>
          <table:table-cell table:style-name="ce7" office:value-type="float" office:value="3.80209">
            <text:p>3.8021</text:p>
          </table:table-cell>
          <table:table-cell table:style-name="ce7" office:value-type="float" office:value="1.12566">
            <text:p>1.1257</text:p>
          </table:table-cell>
          <table:table-cell table:style-name="ce7" office:value-type="float" office:value="1.26872">
            <text:p>1.2687</text:p>
          </table:table-cell>
          <table:table-cell table:style-name="ce10" table:formula="of:=[.B6]/[.C6]" office:value-type="float" office:value="3.37765399854308">
            <text:p>3.38</text:p>
          </table:table-cell>
          <table:table-cell table:style-name="ce10" table:formula="of:=[.B6]/[.D6]" office:value-type="float" office:value="2.99679204237342">
            <text:p>3.00</text:p>
          </table:table-cell>
          <table:table-cell table:number-columns-repeated="6"/>
        </table:table-row>
        <table:table-row table:style-name="ro3">
          <table:table-cell office:value-type="float" office:value="5000">
            <text:p>5000</text:p>
          </table:table-cell>
          <table:table-cell office:value-type="float" office:value="18.2371">
            <text:p>18.2371</text:p>
          </table:table-cell>
          <table:table-cell office:value-type="float" office:value="5.15587">
            <text:p>5.1559</text:p>
          </table:table-cell>
          <table:table-cell office:value-type="float" office:value="5.90567">
            <text:p>5.9057</text:p>
          </table:table-cell>
          <table:table-cell table:formula="of:=[.B7]/[.C7]" office:value-type="float" office:value="3.53715279865474">
            <text:p>3.54</text:p>
          </table:table-cell>
          <table:table-cell table:formula="of:=[.B7]/[.D7]" office:value-type="float" office:value="3.08806621433301">
            <text:p>3.09</text:p>
          </table:table-cell>
          <table:table-cell table:number-columns-repeated="6"/>
        </table:table-row>
        <table:table-row table:style-name="ro3" table:number-rows-repeated="2">
          <table:table-cell table:style-name="ce4" table:number-columns-repeated="6"/>
          <table:table-cell table:number-columns-repeated="6"/>
        </table:table-row>
        <table:table-row table:style-name="ro3">
          <table:table-cell table:style-name="ce4"/>
          <table:table-cell table:style-name="ce8" office:value-type="string" table:number-columns-spanned="3" table:number-rows-spanned="1">
            <text:p>O2</text:p>
          </table:table-cell>
          <table:covered-table-cell table:number-columns-repeated="2" table:style-name="ce4"/>
          <table:table-cell table:style-name="ce4" table:number-columns-repeated="2"/>
          <table:table-cell table:number-columns-repeated="6"/>
        </table:table-row>
        <table:table-row table:style-name="ro3">
          <table:table-cell table:style-name="ce1" office:value-type="string">
            <text:p>Size</text:p>
          </table:table-cell>
          <table:table-cell table:style-name="ce1" office:value-type="string">
            <text:p>Heap</text:p>
          </table:table-cell>
          <table:table-cell table:style-name="ce1" office:value-type="string">
            <text:p>Stack</text:p>
          </table:table-cell>
          <table:table-cell table:style-name="ce1" office:value-type="string">
            <text:p>Stack (VAL)</text:p>
          </table:table-cell>
          <table:table-cell table:style-name="ce1" office:value-type="string">
            <text:p>Heap/Stack</text:p>
          </table:table-cell>
          <table:table-cell table:style-name="ce1" office:value-type="string">
            <text:p>Heap/Stack(VAL)</text:p>
          </table:table-cell>
          <table:table-cell table:number-columns-repeated="6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143241">
            <text:p>0.1432</text:p>
          </table:table-cell>
          <table:table-cell office:value-type="float" office:value="0.123775">
            <text:p>0.1238</text:p>
          </table:table-cell>
          <table:table-cell office:value-type="float" office:value="0.124719">
            <text:p>0.1247</text:p>
          </table:table-cell>
          <table:table-cell table:formula="of:=[.B12]/[.C12]" office:value-type="float" office:value="1.15726923853767">
            <text:p>1.16</text:p>
          </table:table-cell>
          <table:table-cell table:formula="of:=[.B12]/[.D12]" office:value-type="float" office:value="1.14850985014312">
            <text:p>1.15</text:p>
          </table:table-cell>
          <table:table-cell table:number-columns-repeated="6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7" office:value-type="float" office:value="0.162122">
            <text:p>0.1621</text:p>
          </table:table-cell>
          <table:table-cell table:style-name="ce7" office:value-type="float" office:value="0.127305">
            <text:p>0.1273</text:p>
          </table:table-cell>
          <table:table-cell table:style-name="ce7" office:value-type="float" office:value="0.127652">
            <text:p>0.1277</text:p>
          </table:table-cell>
          <table:table-cell table:style-name="ce10" table:formula="of:=[.B13]/[.C13]" office:value-type="float" office:value="1.27349279289894">
            <text:p>1.27</text:p>
          </table:table-cell>
          <table:table-cell table:style-name="ce10" table:formula="of:=[.B13]/[.D13]" office:value-type="float" office:value="1.27003102184063">
            <text:p>1.27</text:p>
          </table:table-cell>
          <table:table-cell table:number-columns-repeated="6"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0.338469">
            <text:p>0.3385</text:p>
          </table:table-cell>
          <table:table-cell office:value-type="float" office:value="0.186766">
            <text:p>0.1868</text:p>
          </table:table-cell>
          <table:table-cell office:value-type="float" office:value="0.182099">
            <text:p>0.1821</text:p>
          </table:table-cell>
          <table:table-cell table:formula="of:=[.B14]/[.C14]" office:value-type="float" office:value="1.81226240322114">
            <text:p>1.81</text:p>
          </table:table-cell>
          <table:table-cell table:formula="of:=[.B14]/[.D14]" office:value-type="float" office:value="1.8587087243752">
            <text:p>1.86</text:p>
          </table:table-cell>
          <table:table-cell table:number-columns-repeated="6"/>
        </table:table-row>
        <table:table-row table:style-name="ro3">
          <table:table-cell table:style-name="ce3" office:value-type="float" office:value="1000">
            <text:p>1000</text:p>
          </table:table-cell>
          <table:table-cell table:style-name="ce7" office:value-type="float" office:value="0.563157">
            <text:p>0.5632</text:p>
          </table:table-cell>
          <table:table-cell table:style-name="ce7" office:value-type="float" office:value="0.255389">
            <text:p>0.2554</text:p>
          </table:table-cell>
          <table:table-cell table:style-name="ce7" office:value-type="float" office:value="0.251622">
            <text:p>0.2516</text:p>
          </table:table-cell>
          <table:table-cell table:style-name="ce10" table:formula="of:=[.B15]/[.C15]" office:value-type="float" office:value="2.20509497276703">
            <text:p>2.21</text:p>
          </table:table-cell>
          <table:table-cell table:style-name="ce10" table:formula="of:=[.B15]/[.D15]" office:value-type="float" office:value="2.23810716074111">
            <text:p>2.24</text:p>
          </table:table-cell>
          <table:table-cell table:number-columns-repeated="6"/>
        </table:table-row>
        <table:table-row table:style-name="ro3">
          <table:table-cell office:value-type="float" office:value="5000">
            <text:p>5000</text:p>
          </table:table-cell>
          <table:table-cell office:value-type="float" office:value="2.23995">
            <text:p>2.2400</text:p>
          </table:table-cell>
          <table:table-cell office:value-type="float" office:value="0.811903">
            <text:p>0.8119</text:p>
          </table:table-cell>
          <table:table-cell office:value-type="float" office:value="0.783845">
            <text:p>0.7838</text:p>
          </table:table-cell>
          <table:table-cell table:formula="of:=[.B16]/[.C16]" office:value-type="float" office:value="2.75888868497838">
            <text:p>2.76</text:p>
          </table:table-cell>
          <table:table-cell table:formula="of:=[.B16]/[.D16]" office:value-type="float" office:value="2.8576440495251">
            <text:p>2.86</text:p>
          </table:table-cell>
          <table:table-cell table:number-columns-repeated="6"/>
        </table:table-row>
        <table:table-row table:style-name="ro3" table:number-rows-repeated="2">
          <table:table-cell table:style-name="ce4" table:number-columns-repeated="6"/>
          <table:table-cell table:number-columns-repeated="6"/>
        </table:table-row>
        <table:table-row table:style-name="ro3">
          <table:table-cell table:style-name="ce4"/>
          <table:table-cell table:style-name="ce8" office:value-type="string" table:number-columns-spanned="3" table:number-rows-spanned="1">
            <text:p>O3</text:p>
          </table:table-cell>
          <table:covered-table-cell table:number-columns-repeated="2" table:style-name="ce4"/>
          <table:table-cell table:style-name="ce4" table:number-columns-repeated="2"/>
          <table:table-cell table:number-columns-repeated="6"/>
        </table:table-row>
        <table:table-row table:style-name="ro3">
          <table:table-cell table:style-name="ce1" office:value-type="string">
            <text:p>Size</text:p>
          </table:table-cell>
          <table:table-cell table:style-name="ce1" office:value-type="string">
            <text:p>Heap</text:p>
          </table:table-cell>
          <table:table-cell table:style-name="ce1" office:value-type="string">
            <text:p>Stack</text:p>
          </table:table-cell>
          <table:table-cell table:style-name="ce1" office:value-type="string">
            <text:p>Stack (VAL)</text:p>
          </table:table-cell>
          <table:table-cell table:style-name="ce1" office:value-type="string">
            <text:p>Heap/Stack</text:p>
          </table:table-cell>
          <table:table-cell table:style-name="ce1" office:value-type="string">
            <text:p>Heap/Stack(VAL)</text:p>
          </table:table-cell>
          <table:table-cell table:number-columns-repeated="6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0.141091">
            <text:p>0.1411</text:p>
          </table:table-cell>
          <table:table-cell office:value-type="float" office:value="0.120685">
            <text:p>0.1207</text:p>
          </table:table-cell>
          <table:table-cell office:value-type="float" office:value="0.126458">
            <text:p>0.1265</text:p>
          </table:table-cell>
          <table:table-cell table:formula="of:=[.B21]/[.C21]" office:value-type="float" office:value="1.16908480755686">
            <text:p>1.17</text:p>
          </table:table-cell>
          <table:table-cell table:formula="of:=[.B21]/[.D21]" office:value-type="float" office:value="1.1157143083079">
            <text:p>1.12</text:p>
          </table:table-cell>
          <table:table-cell table:number-columns-repeated="6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7" office:value-type="float" office:value="0.162781">
            <text:p>0.1628</text:p>
          </table:table-cell>
          <table:table-cell table:style-name="ce7" office:value-type="float" office:value="0.12749">
            <text:p>0.1275</text:p>
          </table:table-cell>
          <table:table-cell table:style-name="ce7" office:value-type="float" office:value="0.12832">
            <text:p>0.1283</text:p>
          </table:table-cell>
          <table:table-cell table:style-name="ce10" table:formula="of:=[.B22]/[.C22]" office:value-type="float" office:value="1.27681386775433">
            <text:p>1.28</text:p>
          </table:table-cell>
          <table:table-cell table:style-name="ce10" table:formula="of:=[.B22]/[.D22]" office:value-type="float" office:value="1.26855517456359">
            <text:p>1.27</text:p>
          </table:table-cell>
          <table:table-cell table:number-columns-repeated="6"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0.34197">
            <text:p>0.3420</text:p>
          </table:table-cell>
          <table:table-cell office:value-type="float" office:value="0.184146">
            <text:p>0.1841</text:p>
          </table:table-cell>
          <table:table-cell office:value-type="float" office:value="0.182122">
            <text:p>0.1821</text:p>
          </table:table-cell>
          <table:table-cell table:formula="of:=[.B23]/[.C23]" office:value-type="float" office:value="1.85705907269232">
            <text:p>1.86</text:p>
          </table:table-cell>
          <table:table-cell table:formula="of:=[.B23]/[.D23]" office:value-type="float" office:value="1.87769736769858">
            <text:p>1.88</text:p>
          </table:table-cell>
          <table:table-cell table:number-columns-repeated="6"/>
        </table:table-row>
        <table:table-row table:style-name="ro3">
          <table:table-cell table:style-name="ce3" office:value-type="float" office:value="1000">
            <text:p>1000</text:p>
          </table:table-cell>
          <table:table-cell table:style-name="ce7" office:value-type="float" office:value="0.548689">
            <text:p>0.5487</text:p>
          </table:table-cell>
          <table:table-cell table:style-name="ce7" office:value-type="float" office:value="0.252521">
            <text:p>0.2525</text:p>
          </table:table-cell>
          <table:table-cell table:style-name="ce7" office:value-type="float" office:value="0.248535">
            <text:p>0.2485</text:p>
          </table:table-cell>
          <table:table-cell table:style-name="ce10" table:formula="of:=[.B24]/[.C24]" office:value-type="float" office:value="2.17284503071032">
            <text:p>2.17</text:p>
          </table:table-cell>
          <table:table-cell table:style-name="ce10" table:formula="of:=[.B24]/[.D24]" office:value-type="float" office:value="2.20769308145734">
            <text:p>2.21</text:p>
          </table:table-cell>
          <table:table-cell table:number-columns-repeated="6"/>
        </table:table-row>
        <table:table-row table:style-name="ro3">
          <table:table-cell office:value-type="float" office:value="5000">
            <text:p>5000</text:p>
          </table:table-cell>
          <table:table-cell office:value-type="float" office:value="2.20878">
            <text:p>2.2088</text:p>
          </table:table-cell>
          <table:table-cell office:value-type="float" office:value="0.803995">
            <text:p>0.8040</text:p>
          </table:table-cell>
          <table:table-cell office:value-type="float" office:value="0.774462">
            <text:p>0.7745</text:p>
          </table:table-cell>
          <table:table-cell table:formula="of:=[.B25]/[.C25]" office:value-type="float" office:value="2.74725589089484">
            <text:p>2.75</text:p>
          </table:table-cell>
          <table:table-cell table:formula="of:=[.B25]/[.D25]" office:value-type="float" office:value="2.85201856256343">
            <text:p>2.85</text:p>
          </table:table-cell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stin </meta:initial-creator>
    <meta:creation-date>2015-02-22T21:34:26</meta:creation-date>
    <dc:date>2015-02-23T20:28:41</dc:date>
    <dc:creator>Agustin </dc:creator>
    <meta:editing-duration>PT1H8M13S</meta:editing-duration>
    <meta:editing-cycles>6</meta:editing-cycles>
    <meta:generator>LibreOffice/3.5$Linux_x86 LibreOffice_project/350m1$Build-2</meta:generator>
    <meta:document-statistic meta:table-count="3" meta:cell-count="1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08cm" svg:height="10.626cm" xlink:href=".." xlink:type="simple" chart:class="chart:bar" chart:style-name="ch1">
        <chart:title svg:x="7.007cm" svg:y="0.348cm" chart:style-name="ch2">
          <text:p>Without Optimization</text:p>
        </chart:title>
        <chart:legend svg:x="64.406cm" svg:y="28.467cm" style:legend-expansion="custom" chartooo:width="101.904cm" chartooo:height="67.16cm" style:legend-expansion-aspect-ratio="1.51733174508636" chart:style-name="ch3"/>
        <chart:plot-area chart:style-name="ch4" table:cell-range-address="Sheet1.A3:Sheet1.D7" chart:data-source-has-labels="column" svg:x="0.969cm" svg:y="1.044cm" svg:width="17.337cm" svg:height="9.284cm">
          <chartooo:coordinate-region svg:x="1.59cm" svg:y="1.244cm" svg:width="16.716cm" svg:height="8.437cm"/>
          <chart:axis chart:dimension="x" chart:name="primary-x" chart:style-name="ch5" chartooo:axis-type="auto">
            <chartooo:date-scale/>
            <chart:title svg:x="9.289cm" svg:y="10.066cm" chart:style-name="ch6">
              <text:p>size</text:p>
            </chart:title>
            <chart:categories table:cell-range-address="Sheet1.A3:Sheet1.A7"/>
          </chart:axis>
          <chart:axis chart:dimension="y" chart:name="primary-y" chart:style-name="ch7">
            <chart:title svg:x="0.043cm" svg:y="6.048cm" chart:style-name="ch8">
              <text:p>time</text:p>
            </chart:title>
            <chart:grid chart:style-name="ch9" chart:class="major"/>
          </chart:axis>
          <chart:series chart:style-name="ch10" chart:values-cell-range-address="Sheet1.B3:Sheet1.B7" chart:class="chart:bar">
            <chart:data-point chart:repeated="5"/>
          </chart:series>
          <chart:series chart:style-name="ch11" chart:values-cell-range-address="Sheet1.C3:Sheet1.C7" chart:class="chart:bar">
            <chart:data-point chart:repeated="5"/>
          </chart:series>
          <chart:series chart:style-name="ch12" chart:values-cell-range-address="Sheet1.D3:Sheet1.D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3:Sheet1.A7</svg:desc>
                </draw:g>
              </table:table-cell>
              <table:table-cell office:value-type="float" office:value="0.328826">
                <text:p>0.328826</text:p>
                <draw:g>
                  <svg:desc>Sheet1.B3:Sheet1.B7</svg:desc>
                </draw:g>
              </table:table-cell>
              <table:table-cell office:value-type="float" office:value="0.169557">
                <text:p>0.169557</text:p>
                <draw:g>
                  <svg:desc>Sheet1.C3:Sheet1.C7</svg:desc>
                </draw:g>
              </table:table-cell>
              <table:table-cell office:value-type="float" office:value="0.172688">
                <text:p>0.172688</text:p>
                <draw:g>
                  <svg:desc>Sheet1.D3:Sheet1.D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14204">
                <text:p>0.514204</text:p>
              </table:table-cell>
              <table:table-cell office:value-type="float" office:value="0.220635">
                <text:p>0.220635</text:p>
              </table:table-cell>
              <table:table-cell office:value-type="float" office:value="0.237273">
                <text:p>0.23727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.00069">
                <text:p>2.00069</text:p>
              </table:table-cell>
              <table:table-cell office:value-type="float" office:value="0.603062">
                <text:p>0.603062</text:p>
              </table:table-cell>
              <table:table-cell office:value-type="float" office:value="0.707028">
                <text:p>0.7070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80209">
                <text:p>3.80209</text:p>
              </table:table-cell>
              <table:table-cell office:value-type="float" office:value="1.12566">
                <text:p>1.12566</text:p>
              </table:table-cell>
              <table:table-cell office:value-type="float" office:value="1.26872">
                <text:p>1.2687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8.2371">
                <text:p>18.2371</text:p>
              </table:table-cell>
              <table:table-cell office:value-type="float" office:value="5.15587">
                <text:p>5.15587</text:p>
              </table:table-cell>
              <table:table-cell office:value-type="float" office:value="5.90567">
                <text:p>5.90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08cm" svg:height="10.626cm" xlink:href=".." xlink:type="simple" chart:class="chart:bar" chart:style-name="ch1">
        <chart:title svg:x="7.47cm" svg:y="0.348cm" chart:style-name="ch2">
          <text:p>Optimization O2</text:p>
        </chart:title>
        <chart:legend svg:x="51.047cm" svg:y="28.469cm" style:legend-expansion="custom" chartooo:width="18.308cm" chartooo:height="10.626cm" style:legend-expansion-aspect-ratio="1.72294372294372" chart:style-name="ch3"/>
        <chart:plot-area chart:style-name="ch4" table:cell-range-address="Sheet1.A12:Sheet1.D16" chart:data-source-has-labels="column" svg:x="0.863cm" svg:y="1.044cm" svg:width="17.442cm" svg:height="9.284cm">
          <chartooo:coordinate-region svg:x="1.59cm" svg:y="1.244cm" svg:width="16.715cm" svg:height="8.437cm"/>
          <chart:axis chart:dimension="x" chart:name="primary-x" chart:style-name="ch5" chartooo:axis-type="auto">
            <chartooo:date-scale/>
            <chart:title svg:x="9.236cm" svg:y="10.066cm" chart:style-name="ch6">
              <text:p>size</text:p>
            </chart:title>
            <chart:categories table:cell-range-address="Sheet1.A12:Sheet1.A16"/>
          </chart:axis>
          <chart:axis chart:dimension="y" chart:name="primary-y" chart:style-name="ch7">
            <chart:title svg:x="0cm" svg:y="6.048cm" chart:style-name="ch8">
              <text:p>time</text:p>
            </chart:title>
            <chart:grid chart:style-name="ch9" chart:class="major"/>
          </chart:axis>
          <chart:series chart:style-name="ch10" chart:values-cell-range-address="Sheet1.B12:Sheet1.B16" chart:class="chart:bar">
            <chart:data-point chart:repeated="5"/>
          </chart:series>
          <chart:series chart:style-name="ch11" chart:values-cell-range-address="Sheet1.C12:Sheet1.C16" chart:class="chart:bar">
            <chart:data-point chart:repeated="5"/>
          </chart:series>
          <chart:series chart:style-name="ch12" chart:values-cell-range-address="Sheet1.D12:Sheet1.D1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12:Sheet1.A16</svg:desc>
                </draw:g>
              </table:table-cell>
              <table:table-cell office:value-type="float" office:value="0.143241">
                <text:p>0.143241</text:p>
                <draw:g>
                  <svg:desc>Sheet1.B12:Sheet1.B16</svg:desc>
                </draw:g>
              </table:table-cell>
              <table:table-cell office:value-type="float" office:value="0.123775">
                <text:p>0.123775</text:p>
                <draw:g>
                  <svg:desc>Sheet1.C12:Sheet1.C16</svg:desc>
                </draw:g>
              </table:table-cell>
              <table:table-cell office:value-type="float" office:value="0.124719">
                <text:p>0.124719</text:p>
                <draw:g>
                  <svg:desc>Sheet1.D12:Sheet1.D1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62122">
                <text:p>0.162122</text:p>
              </table:table-cell>
              <table:table-cell office:value-type="float" office:value="0.127305">
                <text:p>0.127305</text:p>
              </table:table-cell>
              <table:table-cell office:value-type="float" office:value="0.127652">
                <text:p>0.12765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38469">
                <text:p>0.338469</text:p>
              </table:table-cell>
              <table:table-cell office:value-type="float" office:value="0.186766">
                <text:p>0.186766</text:p>
              </table:table-cell>
              <table:table-cell office:value-type="float" office:value="0.182099">
                <text:p>0.18209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63157">
                <text:p>0.563157</text:p>
              </table:table-cell>
              <table:table-cell office:value-type="float" office:value="0.255389">
                <text:p>0.255389</text:p>
              </table:table-cell>
              <table:table-cell office:value-type="float" office:value="0.251622">
                <text:p>0.25162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.23995">
                <text:p>2.23995</text:p>
              </table:table-cell>
              <table:table-cell office:value-type="float" office:value="0.811903">
                <text:p>0.811903</text:p>
              </table:table-cell>
              <table:table-cell office:value-type="float" office:value="0.783845">
                <text:p>0.7838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08cm" svg:height="10.626cm" xlink:href=".." xlink:type="simple" chart:class="chart:bar" chart:style-name="ch1">
        <chart:title svg:x="7.47cm" svg:y="0.348cm" chart:style-name="ch2">
          <text:p>Optimization O3</text:p>
        </chart:title>
        <chart:legend svg:x="51.049cm" svg:y="28.471cm" style:legend-expansion="custom" chartooo:width="18.308cm" chartooo:height="10.626cm" style:legend-expansion-aspect-ratio="1.72294372294372" chart:style-name="ch3"/>
        <chart:plot-area chart:style-name="ch4" table:cell-range-address="Sheet1.A21:Sheet1.D25" chart:data-source-has-labels="column" svg:x="0.863cm" svg:y="1.044cm" svg:width="17.442cm" svg:height="9.284cm">
          <chartooo:coordinate-region svg:x="1.59cm" svg:y="1.244cm" svg:width="16.715cm" svg:height="8.437cm"/>
          <chart:axis chart:dimension="x" chart:name="primary-x" chart:style-name="ch5" chartooo:axis-type="auto">
            <chartooo:date-scale/>
            <chart:title svg:x="9.236cm" svg:y="10.066cm" chart:style-name="ch6">
              <text:p>size</text:p>
            </chart:title>
            <chart:categories table:cell-range-address="Sheet1.A21:Sheet1.A25"/>
          </chart:axis>
          <chart:axis chart:dimension="y" chart:name="primary-y" chart:style-name="ch7">
            <chart:title svg:x="0cm" svg:y="6.048cm" chart:style-name="ch8">
              <text:p>time</text:p>
            </chart:title>
            <chart:grid chart:style-name="ch9" chart:class="major"/>
          </chart:axis>
          <chart:series chart:style-name="ch10" chart:values-cell-range-address="Sheet1.B21:Sheet1.B25" chart:class="chart:bar">
            <chart:data-point chart:repeated="5"/>
          </chart:series>
          <chart:series chart:style-name="ch11" chart:values-cell-range-address="Sheet1.C21:Sheet1.C25" chart:class="chart:bar">
            <chart:data-point chart:repeated="5"/>
          </chart:series>
          <chart:series chart:style-name="ch12" chart:values-cell-range-address="Sheet1.D21:Sheet1.D2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1:Sheet1.A25</svg:desc>
                </draw:g>
              </table:table-cell>
              <table:table-cell office:value-type="float" office:value="0.141091">
                <text:p>0.141091</text:p>
                <draw:g>
                  <svg:desc>Sheet1.B21:Sheet1.B25</svg:desc>
                </draw:g>
              </table:table-cell>
              <table:table-cell office:value-type="float" office:value="0.120685">
                <text:p>0.120685</text:p>
                <draw:g>
                  <svg:desc>Sheet1.C21:Sheet1.C25</svg:desc>
                </draw:g>
              </table:table-cell>
              <table:table-cell office:value-type="float" office:value="0.126458">
                <text:p>0.126458</text:p>
                <draw:g>
                  <svg:desc>Sheet1.D21:Sheet1.D2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62781">
                <text:p>0.162781</text:p>
              </table:table-cell>
              <table:table-cell office:value-type="float" office:value="0.12749">
                <text:p>0.12749</text:p>
              </table:table-cell>
              <table:table-cell office:value-type="float" office:value="0.12832">
                <text:p>0.1283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4197">
                <text:p>0.34197</text:p>
              </table:table-cell>
              <table:table-cell office:value-type="float" office:value="0.184146">
                <text:p>0.184146</text:p>
              </table:table-cell>
              <table:table-cell office:value-type="float" office:value="0.182122">
                <text:p>0.1821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48689">
                <text:p>0.548689</text:p>
              </table:table-cell>
              <table:table-cell office:value-type="float" office:value="0.252521">
                <text:p>0.252521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.20878">
                <text:p>2.20878</text:p>
              </table:table-cell>
              <table:table-cell office:value-type="float" office:value="0.803995">
                <text:p>0.803995</text:p>
              </table:table-cell>
              <table:table-cell office:value-type="float" office:value="0.774462">
                <text:p>0.7744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